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fo:language="pl" fo:country="PL" style:font-size-asian="10pt" style:font-size-complex="10pt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language="pl" fo:country="PL" style:font-size-asian="10pt" style:font-size-complex="10pt"/>
    </style:style>
    <style:style style:name="T1" style:family="text">
      <style:text-properties style:text-position="33% 58%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2.6 Istniejące rozwiązania</text:p>
      <text:p text:style-name="P1"/>
      <text:p text:style-name="P1"><text:tab/>Istnieje wiele prac odnośnie zrównoleglenia najróżniejszych algorytmów w istniejących współcześnie środowiskach. Od konkretnych pojedynczych algorytmów do całych ich kategorii albo rodzajów problemów. Zrównoleglanie obliczeń odbywa się zarówno na kilku wątkach jednego procesora jak i na całych klastrach obliczeniowych. Nie sposób wymienić tutaj wszystkich prac i zaprezentować ich rezultaty. Jednakże ze względu na temat pracy dwie pozycje wydają się bardzo interesujące, ponieważ traktują o wydajnej, równoległej egzekucji programu w środowisku hybrydowym – procesor i karta graficzna (ewentualnie kilka) <text:s/>oraz dokładnie o problemach typu dziel i zwyciężaj.</text:p>
      <text:p text:style-name="P1"/>
      <text:p text:style-name="P1"><text:tab/>Pierwsza z prac to „Toward a Generic Hybrid CPU-GPU Parallelization of Divide-and-Conquer Algorithms“ autorstwa Alejandro Salinger, Alejandro L´opez-Ortiz oraz Robert Suderman. Prezentuje ona wydajny, efektywny i bardzo ciekawy sposób na wykorzystanie karty graficznej w rozwiązywaniu problemów dziel i zwyciężaj. Autorzy pokazują niespotykany sposób zamiany przeszukiwania klasycznego drzewa rekurencji z przeszukiwania w głąb<text:span text:style-name="T1">1</text:span> na przeszukiwanie wszerz<text:span text:style-name="T1">2</text:span>.</text:p>
      <text:p text:style-name="P1"/>
      <text:p text:style-name="P1"><text:tab/>Druga praca to „Parallelization of large vector similarity computations in a hybrid CPU+GPU environment“ autorstwa Pawła Czarnula. Pokazuje projekt oraz wydajną implementacje algorytmu służącego do porównywania bardzo dużych wielowymiarowych wektorów w opisanym wcześniej środowisku hybrydowym. Opisany jest w niej również bardzo optymalny sposób zarządzania podziałem danych pomiędzy urządzenia różniące się mocą obliczeniową.</text:p>
      <text:p text:style-name="P1"/>
      <text:p text:style-name="P1"/>
      <text:list xml:id="list937801841302436561" text:style-name="L2">
        <text:list-item>
          <text:list>
            <text:list-item>
              <text:list>
                <text:list-item>
                  <text:p text:style-name="P2">Przeszukiwanie w głąb – prosty algorytm przeszukiwania grafu polegający na przeszukaniu rekurencyjnie wszystkich sąsiadów danego wierzchołka zanim przejdziemy do następnego. Gdy sprawdzimy już wszystkich sąsiadów wracamy do poprzednio sprawdzanego wierzchołka.</text:p>
                </text:list-item>
                <text:list-item>
                  <text:p text:style-name="P2">Przeszukiwanie wszerz – jeden z najprostszych algorytmów przeszukiwania grafu polegający na odwiedzeniu wszystkich sąsiednich wierzchołków zanim przejdziemy dalej. Nazwa wzięła się stąd że wszystkie wierzchołki w odległości l są odwiedzone przed wierzchołkami w odległości l+1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0T16:50:57.39</meta:creation-date>
    <meta:generator>OpenOffice/4.1.7$Win32 OpenOffice.org_project/417m1$Build-9800</meta:generator>
    <dc:date>2019-11-20T17:50:44.67</dc:date>
    <meta:editing-duration>PT59M46S</meta:editing-duration>
    <meta:editing-cycles>2</meta:editing-cycles>
    <meta:document-statistic meta:table-count="0" meta:image-count="0" meta:object-count="0" meta:page-count="1" meta:paragraph-count="7" meta:word-count="262" meta:character-count="2114"/>
  </office:meta>
</office:document-meta>
</file>